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officeooo:rsid="000cf521" officeooo:paragraph-rsid="000cf521" style:font-size-asian="22.75pt" style:font-size-complex="26pt"/>
    </style:style>
    <style:style style:name="P3" style:family="paragraph" style:parent-style-name="Text_20_body">
      <style:text-properties officeooo:paragraph-rsid="000cf521"/>
    </style:style>
    <style:style style:name="P4" style:family="paragraph" style:parent-style-name="Text_20_body">
      <style:paragraph-properties fo:text-align="start" style:justify-single-word="false"/>
      <style:text-properties fo:font-size="14pt" officeooo:rsid="002ee89e" officeooo:paragraph-rsid="000cf521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30c8b5" officeooo:paragraph-rsid="000cf521" style:font-size-asian="14pt" style:font-size-complex="14pt"/>
    </style:style>
    <style:style style:name="P6" style:family="paragraph" style:parent-style-name="Text_20_body">
      <style:text-properties officeooo:rsid="0007cf11" officeooo:paragraph-rsid="000cf521"/>
    </style:style>
    <style:style style:name="P7" style:family="paragraph" style:parent-style-name="Text_20_body">
      <style:text-properties officeooo:rsid="00216b18" officeooo:paragraph-rsid="000cf521"/>
    </style:style>
    <style:style style:name="P8" style:family="paragraph" style:parent-style-name="Text_20_body">
      <style:text-properties officeooo:rsid="002ee89e" officeooo:paragraph-rsid="000cf521"/>
    </style:style>
    <style:style style:name="P9" style:family="paragraph" style:parent-style-name="Text_20_body">
      <style:text-properties officeooo:rsid="0030c8b5" officeooo:paragraph-rsid="000cf521"/>
    </style:style>
    <style:style style:name="P10" style:family="paragraph" style:parent-style-name="Text_20_body">
      <style:text-properties officeooo:rsid="0021f14d" officeooo:paragraph-rsid="000f586f"/>
    </style:style>
    <style:style style:name="P11" style:family="paragraph" style:parent-style-name="Text_20_body">
      <style:text-properties officeooo:paragraph-rsid="000f586f"/>
    </style:style>
    <style:style style:name="P12" style:family="paragraph" style:parent-style-name="Heading_20_1">
      <style:paragraph-properties fo:break-before="page"/>
      <style:text-properties officeooo:rsid="0005f4f9" officeooo:paragraph-rsid="000cf521"/>
    </style:style>
    <style:style style:name="P13" style:family="paragraph" style:parent-style-name="Heading_20_1">
      <style:paragraph-properties fo:break-before="page"/>
      <style:text-properties officeooo:rsid="00075489" officeooo:paragraph-rsid="000cf521"/>
    </style:style>
    <style:style style:name="P14" style:family="paragraph" style:parent-style-name="Heading_20_1">
      <style:paragraph-properties fo:break-before="page"/>
      <style:text-properties officeooo:rsid="000ec141" officeooo:paragraph-rsid="000f586f"/>
    </style:style>
    <style:style style:name="P15" style:family="paragraph" style:parent-style-name="Heading_20_2">
      <style:text-properties officeooo:rsid="0007cf11" officeooo:paragraph-rsid="000cf521"/>
    </style:style>
    <style:style style:name="P16" style:family="paragraph" style:parent-style-name="Heading_20_2">
      <style:text-properties officeooo:rsid="00338daf" officeooo:paragraph-rsid="000f586f"/>
    </style:style>
    <style:style style:name="T1" style:family="text">
      <style:text-properties officeooo:rsid="000cf52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f521" style:font-size-asian="12pt" style:font-size-complex="12pt"/>
    </style:style>
    <style:style style:name="T4" style:family="text">
      <style:text-properties fo:font-size="12pt" officeooo:rsid="000e8621" style:font-size-asian="12pt" style:font-size-complex="12pt"/>
    </style:style>
    <style:style style:name="T5" style:family="text">
      <style:text-properties officeooo:rsid="0030c8b5"/>
    </style:style>
    <style:style style:name="T6" style:family="text">
      <style:text-properties officeooo:rsid="000f586f"/>
    </style:style>
    <style:style style:name="T7" style:family="text">
      <style:text-properties officeooo:rsid="000f89d2"/>
    </style:style>
    <style:style style:name="T8" style:family="text">
      <style:text-properties officeooo:rsid="001167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alyse des variables</text:p>
      <text:h text:style-name="P12" text:outline-level="1">Objectifs</text:h>
      <text:p text:style-name="P3"/>
      <text:p text:style-name="P4"><text:tab/><text:span text:style-name="T2">Le but de cette partie est de pouvoir </text:span><text:span text:style-name="T3">gérer les variables d’environnement et les variables locale pour ensuite les intégrer à l’interpréteur de commande </text:span>.</text:p>
      <text:h text:style-name="P13" text:outline-level="1">Définitions des différents éléments</text:h>
      <text:h text:style-name="P15" text:outline-level="2"><text:bookmark-start text:name="__RefHeading___Toc260_802795865"/>Spécification<text:bookmark-end text:name="__RefHeading___Toc260_802795865"/></text:h>
      <text:p text:style-name="P6"/>
      <text:p text:style-name="P6">Nom de méthode : <text:span text:style-name="T1">varenv</text:span></text:p>
      <text:p text:style-name="P6">Description : <text:span text:style-name="T1">Gérer la mémoire partagée et y stocker les différentes variables</text:span></text:p>
      <text:p text:style-name="P6">Arguments : <text:span text:style-name="T1">Une liste de taches(toute d’une certaine taille)</text:span></text:p>
      <text:p text:style-name="P6">Préconditions : <text:span text:style-name="T1">Liste des taches non vide </text:span>;</text:p>
      <text:p text:style-name="P6">Retour : Pas de retour ;</text:p>
      <text:p text:style-name="P3">Postconditions : <text:span text:style-name="T1">Mémoire partagée non vide, existante. (First Fit)</text:span></text:p>
      <text:p text:style-name="P7"/>
      <text:p text:style-name="P8">Nom de méthode : <text:span text:style-name="T1">varloc</text:span></text:p>
      <text:p text:style-name="P9">Description : </text:p>
      <text:p text:style-name="P9">Arguments : </text:p>
      <text:p text:style-name="P9">Précondition : </text:p>
      <text:p text:style-name="P9">Retour : Pas de retour</text:p>
      <text:p text:style-name="P5"><text:span text:style-name="T2">Postcondition : </text:span></text:p>
      <text:h text:style-name="P14" text:outline-level="1">Algorithmes en pseudo-code</text:h>
      <text:h text:style-name="P16" text:outline-level="2"><text:bookmark-start text:name="__RefHeading___Toc680_802795865"/>Processus en avant-plan<text:bookmark-end text:name="__RefHeading___Toc680_802795865"/></text:h>
      <text:p text:style-name="P11"/>
      <text:p text:style-name="P10">Fonction : <text:span text:style-name="T5">myfg</text:span></text:p>
      <text:p text:style-name="P10"/>
      <text:p text:style-name="P10">Variables :</text:p>
      <text:p text:style-name="P10"><text:tab/><text:span text:style-name="T6">argument : la mémoire partagée, m</text:span></text:p>
      <text:p text:style-name="P10"><text:tab/><text:span text:style-name="T6">argument : une liste de tache, l</text:span></text:p>
      <text:p text:style-name="P10"><text:tab/><text:span text:style-name="T6">locale : indice, i, j</text:span></text:p>
      <text:p text:style-name="P10"/>
      <text:p text:style-name="P10">DEBUT PROCEDURE</text:p>
      <text:p text:style-name="P10"><text:tab/><text:span text:style-name="T6">Si m n’est pas défini</text:span></text:p>
      <text:p text:style-name="P10"><text:tab/><text:tab/><text:span text:style-name="T6">return ;</text:span></text:p>
      <text:p text:style-name="P10"><text:tab/><text:span text:style-name="T6">Si l n’est pas défini ou est vide</text:span></text:p>
      <text:p text:style-name="P10"><text:tab/><text:tab/><text:span text:style-name="T6">return ;</text:span><text:tab/></text:p>
      <text:p text:style-name="P10"><text:tab/><text:span text:style-name="T6">Pour i parcourant la liste des taches</text:span></text:p>
      <text:p text:style-name="P10"><text:tab/><text:tab/><text:span text:style-name="T7">Pour j parcourant la mémoire partagée</text:span></text:p>
      <text:p text:style-name="P10"><text:tab/><text:tab/><text:tab/><text:span text:style-name="T7">Si la mémoirePartagée ≥ tache[i] et que la tache n’a pas été encore stocké <text:tab/><text:tab/><text:tab/>dans la mémoire partagée</text:span></text:p>
      <text:p text:style-name="P10"><text:tab/><text:tab/><text:tab/><text:tab/></text:p>
      <text:p text:style-name="P10"><text:tab/><text:tab/><text:tab/><text:tab/><text:span text:style-name="T8">On effectue l’allocation</text:span></text:p>
      <text:p text:style-name="P10"><text:tab/><text:tab/><text:tab/><text:tab/><text:span text:style-name="T8">On marque la tache (elle est stocké)</text:span></text:p>
      <text:p text:style-name="P10"><text:tab/><text:tab/><text:span text:style-name="T8">Fin Pour</text:span></text:p>
      <text:p text:style-name="P10"><text:tab/><text:span text:style-name="T8">Fin Pour</text:span></text:p>
      <text:p text:style-name="P10"><text:span text:style-name="T4">FIN PROCED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fo:color="#006600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start" style:justify-single-word="false" fo:text-indent="1.251cm" style:auto-text-indent="false"/>
      <style:text-properties fo:color="#6666ff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17:03.648957660</meta:creation-date>
    <dc:date>2016-12-22T14:47:01.305749737</dc:date>
    <meta:editing-duration>PT8M25S</meta:editing-duration>
    <meta:editing-cycles>3</meta:editing-cycles>
    <meta:generator>LibreOffice/5.1.2.2$Linux_x86 LibreOffice_project/10m0$Build-2</meta:generator>
    <meta:document-statistic meta:table-count="0" meta:image-count="0" meta:object-count="0" meta:page-count="4" meta:paragraph-count="38" meta:word-count="196" meta:character-count="1171" meta:non-whitespace-character-count="973"/>
  </office:meta>
</office:document-meta>
</file>